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ro3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0.002cm solid #0000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10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Clev</text:p>
          </table:table-cell>
          <table:table-cell table:style-name="ce13" office:value-type="string">
            <text:p>Equilibrium</text:p>
          </table:table-cell>
          <table:table-cell table:style-name="ce13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stun for a few turns + equilibrium decrease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targeted heal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reveals distant zone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resets all gift talents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8" office:value-type="string">
            <text:p>Silences all in a AOE, including you</text:p>
          </table:table-cell>
          <table:table-cell table:style-name="ce18" table:number-columns-repeated="2"/>
          <table:table-cell table:style-name="ce21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19" office:value-type="string">
            <text:p>Absorbs spells cast at the user; increasing equilibrium until failure. Cannot cast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Drains mana/vim/divine from foe and make it explod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0" office:value-type="string">
            <text:p>restores ressoruce when struck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 Aspect</text:p>
          </table:table-cell>
          <table:table-cell table:style-name="ce10" office:value-type="string">
            <text:p>Poisonous Spor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8" office:value-type="string">
            <text:p>Release poison at the target</text:p>
          </table:table-cell>
          <table:table-cell table:style-name="ce18" table:number-columns-repeated="2"/>
          <table:table-cell table:style-name="ce21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0" office:value-type="string">
            <text:p>Acid sheath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0" office:value-type="string">
            <text:p>Bolt nature damage; slows target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0" office:value-type="string">
            <text:p>Controlled blink + stun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18" office:value-type="string">
            <text:p>Burrows into a wall, digging it and moving throught it</text:p>
          </table:table-cell>
          <table:table-cell table:style-name="ce18" table:number-columns-repeated="2"/>
          <table:table-cell table:style-name="ce21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0" office:value-type="string">
            <text:p>Swallow wholly your target, consuming it in your stomach, reducing your equilibrium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0" office:value-type="string">
            <text:p>Small localized quak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2">
            <text:p>12</text:p>
          </table:table-cell>
          <table:table-cell table:style-name="ce17" office:value-type="float" office:value="12">
            <text:p>12</text:p>
          </table:table-cell>
          <table:table-cell table:style-name="ce20" office:value-type="string">
            <text:p>Breaths sand: physical damage and blinds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Fear cone</text:p>
          </table:table-cell>
          <table:table-cell table:style-name="ce14"/>
          <table:table-cell table:style-name="ce18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Cone knockback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0" office:value-type="string">
            <text:p>small lasting zone of fire damag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Fire cone damage + fire dot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cold melee damage</text:p>
          </table:table-cell>
          <table:table-cell table:style-name="ce14"/>
          <table:table-cell table:style-name="ce18"/>
          <table:table-cell table:style-name="ce21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ncreases armor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ce wall for a whil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ce cone + random freez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torm Drake Aspect</text:p>
          </table:table-cell>
          <table:table-cell table:style-name="ce10"/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cold melee damage</text:p>
          </table:table-cell>
          <table:table-cell table:style-name="ce14"/>
          <table:table-cell table:style-name="ce18"/>
          <table:table-cell table:style-name="ce21"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ncreases armor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7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tornado that follows a target, explodes on impact for stun &amp; knockback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lightning cone + random daz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18" table:number-columns-repeated="3"/>
          <table:table-cell table:style-name="ce21" table:number-columns-repeated="244"/>
          <table:table-cell table:number-columns-repeated="770"/>
        </table:table-row>
        <table:table-row table:style-name="ro2" table:number-rows-repeated="2">
          <table:table-cell table:style-name="ce6"/>
          <table:table-cell table:style-name="ce11"/>
          <table:table-cell table:style-name="ce17"/>
          <table:table-cell table:style-name="ce16" table:number-columns-repeated="4"/>
          <table:table-cell table:style-name="ce19" table:number-columns-repeated="3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offensive melee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good melee, cannot mov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Earth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Fire Imp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offensive caster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Warp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tank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poison/web/annoy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suppress summons around you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Allows to take direct control of a summon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Induces a rage in your summon, increasing its damage (only on melee)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makes your fire imp explode in a burst of flames; your benevolant spirit burst in healing (both you and ennemies)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0" office:value-type="string">
            <text:p>Increases your summons constitution and time to liv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Switch places with one summon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18" table:number-columns-repeated="3"/>
          <table:table-cell table:style-name="ce21" table:number-columns-repeated="1014"/>
        </table:table-row>
        <table:table-row table:style-name="ro2" table:number-rows-repeated="3">
          <table:table-cell table:style-name="ce7"/>
          <table:table-cell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18" table:number-columns-repeated="3"/>
          <table:table-cell table:style-name="ce21" table:number-columns-repeated="244"/>
          <table:table-cell table:number-columns-repeated="770"/>
        </table:table-row>
        <table:table-row table:style-name="ro2" table:number-rows-repeated="6">
          <table:table-cell table:style-name="ce7"/>
          <table:table-cell/>
          <table:table-cell table:style-name="ce17" table:number-columns-repeated="5"/>
          <table:table-cell table:style-name="ce18"/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1"/>
          <table:table-cell table:style-name="ce16"/>
          <table:table-cell table:style-name="ce17"/>
          <table:table-cell table:style-name="ce16" table:number-columns-repeated="3"/>
          <table:table-cell table:style-name="ce18"/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 table:number-rows-repeated="2">
          <table:table-cell table:style-name="ce7"/>
          <table:table-cell/>
          <table:table-cell table:style-name="ce17" table:number-columns-repeated="5"/>
          <table:table-cell table:style-name="ce18"/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1"/>
          <table:table-cell table:style-name="ce16"/>
          <table:table-cell table:style-name="ce17"/>
          <table:table-cell table:style-name="ce16" table:number-columns-repeated="3"/>
          <table:table-cell table:style-name="ce18"/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number-columns-repeated="2"/>
          <table:table-cell table:style-name="ce17" table:number-columns-repeated="5"/>
          <table:table-cell table:style-name="ce18"/>
          <table:table-cell table:style-name="ce20" table:number-columns-repeated="2"/>
          <table:table-cell table:number-columns-repeated="1014"/>
        </table:table-row>
        <table:table-row table:style-name="ro2" table:number-rows-repeated="7">
          <table:table-cell table:number-columns-repeated="2"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7" table:formula="of:=SUM([.C1:.C72])" office:value-type="float" office:value="220">
            <text:p>220</text:p>
          </table:table-cell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 table:number-rows-repeated="654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0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table:number-columns-repeated="2"/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655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3">23/10/2010</text:date>, <text:time>22:2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23T22:28:56</dc:date>
    <dc:language>fr-FR</dc:language>
    <meta:editing-cycles>155</meta:editing-cycles>
    <meta:editing-duration>PT272H59M13S</meta:editing-duration>
    <dc:creator>Dark God</dc:creator>
    <meta:document-statistic meta:table-count="3" meta:cell-count="297" meta:object-count="0"/>
    <meta:user-defined meta:name="Info 1"/>
    <meta:user-defined meta:name="Info 2"/>
    <meta:user-defined meta:name="Info 3"/>
    <meta:user-defined meta:name="Info 4"/>
  </office:meta>
</office:document-meta>
</file>